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0819in" fo:margin-left="-0.0417in" fo:margin-top="0in" fo:margin-bottom="0in" table:align="left"/>
    </style:style>
    <style:style style:name="Table1.A" style:family="table-column">
      <style:table-column-properties style:column-width="0.884in"/>
    </style:style>
    <style:style style:name="Table1.B" style:family="table-column">
      <style:table-column-properties style:column-width="1.3618in"/>
    </style:style>
    <style:style style:name="Table1.C" style:family="table-column">
      <style:table-column-properties style:column-width="0.9722in"/>
    </style:style>
    <style:style style:name="Table1.D" style:family="table-column">
      <style:table-column-properties style:column-width="0.8632in"/>
    </style:style>
    <style:style style:name="Table1.1" style:family="table-row">
      <style:table-row-properties style:min-row-height="0.2in" fo:keep-together="auto"/>
    </style:style>
    <style:style style:name="Table1.A1" style:family="table-cell">
      <style:table-cell-properties style:vertical-align="bottom" fo:padding-left="0.0208in" fo:padding-right="0.0208in" fo:padding-top="0in" fo:padding-bottom="0in" fo:border="none"/>
    </style:style>
    <style:style style:name="Table1.2" style:family="table-row">
      <style:table-row-properties style:min-row-height="0.2083in" fo:keep-together="auto"/>
    </style:style>
    <style:style style:name="P1" style:family="paragraph" style:parent-style-name="Heading_20_2">
      <style:text-properties officeooo:rsid="000efc7b" officeooo:paragraph-rsid="000efc7b"/>
    </style:style>
    <style:style style:name="P2" style:family="paragraph" style:parent-style-name="Heading_20_2">
      <style:text-properties style:font-name="Liberation Serif" fo:font-size="14pt" fo:font-weight="bold" officeooo:rsid="00108955" officeooo:paragraph-rsid="00108955" style:font-size-asian="14pt" style:font-weight-asian="bold" style:font-size-complex="14pt" style:font-weight-complex="bold"/>
    </style:style>
    <style:style style:name="P3" style:family="paragraph" style:parent-style-name="Heading_20_2">
      <style:text-properties style:font-name="Liberation Serif" fo:font-size="18pt" fo:font-weight="bold" officeooo:rsid="000efc7b" style:font-size-asian="18pt" style:font-weight-asian="bold" style:font-size-complex="18pt" style:font-weight-complex="bold"/>
    </style:style>
    <style:style style:name="P4" style:family="paragraph" style:parent-style-name="Heading_20_3">
      <style:text-properties style:font-name="Liberation Serif" fo:font-size="14pt" fo:font-weight="bold" officeooo:rsid="00108955" officeooo:paragraph-rsid="00108955" style:font-size-asian="14pt" style:font-weight-asian="bold" style:font-size-complex="14pt" style:font-weight-complex="bold"/>
    </style:style>
    <style:style style:name="P5" style:family="paragraph" style:parent-style-name="Heading_20_3">
      <style:text-properties style:font-name="Liberation Serif" fo:font-size="14pt" fo:font-weight="bold" officeooo:rsid="00108955" officeooo:paragraph-rsid="001185d9" style:font-size-asian="14pt" style:font-weight-asian="bold" style:font-size-complex="14pt" style:font-weight-complex="bold"/>
    </style:style>
    <style:style style:name="P6" style:family="paragraph" style:parent-style-name="Heading_20_3">
      <style:text-properties style:font-name="Liberation Serif" fo:font-size="14pt" fo:font-weight="bold" officeooo:rsid="00108955" officeooo:paragraph-rsid="00131699" style:font-size-asian="14pt" style:font-weight-asian="bold" style:font-size-complex="14pt" style:font-weight-complex="bold"/>
    </style:style>
    <style:style style:name="P7" style:family="paragraph" style:parent-style-name="Heading_20_3">
      <style:text-properties officeooo:rsid="00131699" officeooo:paragraph-rsid="00131699"/>
    </style:style>
    <style:style style:name="P8" style:family="paragraph" style:parent-style-name="Preformatted_20_Text">
      <style:text-properties style:font-name="Liberation Serif" fo:font-size="14pt" fo:font-weight="bold" officeooo:rsid="000efc7b" style:font-size-asian="14pt" style:font-weight-asian="bold" style:font-size-complex="14pt" style:font-weight-complex="bold"/>
    </style:style>
    <style:style style:name="P9" style:family="paragraph" style:parent-style-name="Preformatted_20_Text">
      <style:text-properties style:font-name="Liberation Serif" fo:font-size="14pt" fo:font-weight="bold" officeooo:rsid="001185d9" officeooo:paragraph-rsid="001185d9" style:font-size-asian="14pt" style:font-weight-asian="bold" style:font-size-complex="14pt" style:font-weight-complex="bold"/>
    </style:style>
    <style:style style:name="P10" style:family="paragraph" style:parent-style-name="Preformatted_20_Text">
      <style:text-properties style:font-name="Liberation Serif" fo:font-size="14pt" fo:font-weight="normal" officeooo:rsid="000efc7b" style:font-size-asian="14pt" style:font-weight-asian="normal" style:font-size-complex="14pt" style:font-weight-complex="normal"/>
    </style:style>
    <style:style style:name="P11" style:family="paragraph" style:parent-style-name="Preformatted_20_Text">
      <style:text-properties style:font-name="Liberation Serif" fo:font-size="14pt" fo:font-weight="normal" officeooo:rsid="00108955" officeooo:paragraph-rsid="00108955" style:font-size-asian="14pt" style:font-weight-asian="normal" style:font-size-complex="14pt" style:font-weight-complex="normal"/>
    </style:style>
    <style:style style:name="P12" style:family="paragraph" style:parent-style-name="Preformatted_20_Text">
      <style:text-properties style:font-name="Liberation Serif" fo:font-size="12pt" fo:font-weight="normal" officeooo:rsid="000fb5c7" officeooo:paragraph-rsid="000fb5c7" style:font-size-asian="12pt" style:font-weight-asian="normal" style:font-size-complex="12pt" style:font-weight-complex="normal"/>
    </style:style>
    <style:style style:name="P13" style:family="paragraph" style:parent-style-name="Preformatted_20_Text">
      <style:text-properties style:font-name="Liberation Serif" fo:font-size="12pt" fo:font-weight="normal" officeooo:rsid="00108955" officeooo:paragraph-rsid="00108955" style:font-size-asian="12pt" style:font-weight-asian="normal" style:font-size-complex="12pt" style:font-weight-complex="normal"/>
    </style:style>
    <style:style style:name="P14" style:family="paragraph" style:parent-style-name="Standard">
      <style:text-properties officeooo:rsid="000efc7b" officeooo:paragraph-rsid="000efc7b"/>
    </style:style>
    <style:style style:name="P15" style:family="paragraph" style:parent-style-name="Standard">
      <style:text-properties fo:font-size="14pt" officeooo:rsid="000efc7b" officeooo:paragraph-rsid="000efc7b" style:font-size-asian="14pt" style:font-size-complex="14pt"/>
    </style:style>
    <style:style style:name="P16" style:family="paragraph" style:parent-style-name="Standard">
      <style:text-properties fo:font-size="14pt" fo:font-weight="bold" officeooo:rsid="000efc7b" officeooo:paragraph-rsid="000efc7b" style:font-size-asian="14pt" style:font-weight-asian="bold" style:font-size-complex="14pt" style:font-weight-complex="bold"/>
    </style:style>
    <style:style style:name="P17" style:family="paragraph" style:parent-style-name="Standard">
      <style:text-properties style:font-name="Liberation Serif" fo:font-size="12pt" fo:font-weight="normal" officeooo:rsid="00108955" officeooo:paragraph-rsid="00108955" style:font-size-asian="12pt" style:font-weight-asian="normal" style:font-size-complex="12pt" style:font-weight-complex="normal"/>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text-properties style:font-name="Liberation Serif" fo:font-size="14pt" fo:font-weight="bold" officeooo:rsid="00108955" officeooo:paragraph-rsid="001185d9" style:font-size-asian="14pt" style:font-weight-asian="bold" style:font-size-complex="14pt" style:font-weight-complex="bold"/>
    </style:style>
    <style:style style:name="P25" style:family="paragraph" style:parent-style-name="Text_20_body">
      <style:text-properties officeooo:rsid="000efc7b" officeooo:paragraph-rsid="0011675f"/>
    </style:style>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T1" style:family="text">
      <style:text-properties officeooo:rsid="0011675f"/>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1675f" style:font-size-asian="14pt" style:font-weight-asian="bold" style:font-size-complex="14pt" style:font-weight-complex="bold"/>
    </style:style>
    <style:style style:name="T5" style:family="text">
      <style:text-properties officeooo:rsid="0011760c"/>
    </style:style>
    <style:style style:name="T6" style:family="text">
      <style:text-properties officeooo:rsid="001185d9"/>
    </style:style>
    <style:style style:name="T7" style:family="text">
      <style:text-properties officeooo:rsid="00131699"/>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apport de Mini-Projet : Algorithmes de Plus Courts Chemins (Dijkstra et Bellman-Ford)</text:h>
      <text:p text:style-name="Standard"/>
      <text:p text:style-name="P14">Présenté par : </text:p>
      <text:p text:style-name="P14"><text:tab/>MED AZIZ FOUDHAILI</text:p>
      <text:p text:style-name="P14"><text:tab/>MAHJOUB</text:p>
      <text:p text:style-name="P14"><text:tab/>ALI</text:p>
      <text:p text:style-name="P14"><text:tab/>RAED</text:p>
      <text:p text:style-name="P14"/>
      <text:h text:style-name="P1" text:outline-level="2">1. Introduction</text:h>
      <text:p text:style-name="Text_20_body">La recherche de plus courts chemins est un problème fondamental dans de nombreux domaines tels que les réseaux, les transports et l'optimisation.<text:line-break/>Ce projet a pour objectif d’implémenter et comparer deux algorithmes classiques : <text:span text:style-name="Strong_20_Emphasis">Dijkstra</text:span> et <text:span text:style-name="Strong_20_Emphasis">Bellman-Ford</text:span>, sur plusieurs graphes pondérés connexes.</text:p>
      <text:h text:style-name="P1" text:outline-level="2">2. Représentation des graphes</text:h>
      <text:p text:style-name="Text_20_body">Nous avons utilisé une <text:span text:style-name="Strong_20_Emphasis">liste d'adjacence</text:span> pour représenter les graphes efficacement.<text:line-break/>Chaque graphe possède :</text:p>
      <text:list xml:id="list422949800" text:style-name="L1">
        <text:list-item>
          <text:p text:style-name="P20"><text:span text:style-name="Strong_20_Emphasis">Au moins 10 sommets</text:span></text:p>
        </text:list-item>
        <text:list-item>
          <text:p text:style-name="P20"><text:span text:style-name="Strong_20_Emphasis">Au moins 15 arêtes</text:span></text:p>
        </text:list-item>
        <text:list-item>
          <text:p text:style-name="P20"><text:span text:style-name="Strong_20_Emphasis">Connexité garantie</text:span></text:p>
        </text:list-item>
      </text:list>
      <text:p text:style-name="P14"/>
      <text:p text:style-name="P25"><text:span text:style-name="Strong_20_Emphasis"><text:span text:style-name="T2">-Graphe 1</text:span></text:span><text:span text:style-name="T2"> : </text:span><text:span text:style-name="T3">1</text:span><text:span text:style-name="T4">5</text:span><text:span text:style-name="T3">sommets, </text:span><text:span text:style-name="T4">2</text:span><text:span text:style-name="T3">5 arêtes.</text:span></text:p>
      <text:p text:style-name="P14"/>
      <text:p text:style-name="P15">(1)--4--(2)--7--(3)--5--(4)--3--(5)--6--(6)</text:p>
      <text:p text:style-name="P15"><text:s/>| <text:s text:c="17"/>| <text:s text:c="17"/>|</text:p>
      <text:p text:style-name="P15">10 <text:s text:c="17"/>4 <text:s text:c="17"/>5</text:p>
      <text:p text:style-name="P15"><text:s/>| <text:s text:c="17"/>| <text:s text:c="17"/>|</text:p>
      <text:p text:style-name="P15">(15)--4--(10)--9--(9)--1--(8)--8--(7)</text:p>
      <text:p text:style-name="P15"><text:s/>| <text:s text:c="17"/>| <text:s text:c="17"/>|</text:p>
      <text:p text:style-name="P15"><text:s/>8 <text:s text:c="17"/>2 <text:s text:c="17"/>6</text:p>
      <text:p text:style-name="P15"><text:s/>| <text:s text:c="17"/>| <text:s text:c="17"/>|</text:p>
      <text:p text:style-name="P15">(14)--5--(13)--3--(12)--7--(11)</text:p>
      <text:p text:style-name="P14"/>
      <text:p text:style-name="P14"/>
      <text:p text:style-name="P16"/>
      <text:p text:style-name="P16"/>
      <text:p text:style-name="P16"/>
      <text:p text:style-name="P16"/>
      <text:p text:style-name="P16"/>
      <text:p text:style-name="P16"><text:soft-page-break/>-Graphe <text:span text:style-name="T5">2</text:span> (10 sommets, 15 arêtes)</text:p>
      <text:p text:style-name="P16"/>
      <text:p text:style-name="P15">(1)--5--(2)--3--(3)--9--(4)</text:p>
      <text:p text:style-name="P15"><text:s/>| <text:s text:c="10"/>| <text:s text:c="9"/>|</text:p>
      <text:p text:style-name="P15"><text:s/>2 <text:s text:c="10"/>1 <text:s text:c="9"/>7</text:p>
      <text:p text:style-name="P15"><text:s/>| <text:s text:c="10"/>| <text:s text:c="9"/>|</text:p>
      <text:p text:style-name="P15">(5)--3--(9)--4--(8)--6--(7)</text:p>
      <text:p text:style-name="P15"><text:s/>| <text:s text:c="10"/>| <text:s text:c="9"/>|</text:p>
      <text:p text:style-name="P15"><text:s/>2 <text:s text:c="10"/>5 <text:s text:c="9"/>2</text:p>
      <text:p text:style-name="P15"><text:s/>| <text:s text:c="10"/>| <text:s text:c="9"/>|</text:p>
      <text:p text:style-name="P15">(6)—8--(10)<text:tab/> <text:s text:c="2"/><text:span text:style-name="T5">(6)</text:span></text:p>
      <text:p text:style-name="P14"/>
      <text:p text:style-name="P14"/>
      <text:p text:style-name="P14"/>
      <text:p text:style-name="P16">-Graphe <text:span text:style-name="T5">3</text:span>(10 sommets, 40 arêtes)</text:p>
      <text:p text:style-name="P16"/>
      <text:p text:style-name="P15"/>
      <text:p text:style-name="P15">(1)</text:p>
      <text:p text:style-name="P15"><text:s/>| \ <text:s/>\ <text:s text:c="2"/>\ <text:s text:c="3"/>\ <text:s text:c="3"/>\ <text:s text:c="3"/>\ <text:s text:c="3"/>\ <text:s text:c="3"/>\ <text:s text:c="3"/>\</text:p>
      <text:p text:style-name="P15">1 <text:s/>2 <text:s text:c="2"/>3 <text:s text:c="2"/>4 <text:s text:c="3"/>5 <text:s text:c="3"/>6 <text:s text:c="3"/>7 <text:s text:c="3"/>8 <text:s text:c="3"/>9</text:p>
      <text:p text:style-name="P15"><text:s/>| <text:s text:c="3"/>| <text:s text:c="3"/>| <text:s text:c="3"/>| <text:s text:c="3"/>| <text:s text:c="3"/>| <text:s text:c="3"/>| <text:s text:c="3"/>| <text:s text:c="3"/>|</text:p>
      <text:p text:style-name="P15">(2)--1--(3)--1--(4)--1--(5)--1--(6)--1--(7)--1--(8)--1--(9)--1--(10)</text:p>
      <text:p text:style-name="P15"><text:s text:c="2"/>\ 2/ \3/ \4/ <text:s/>\5/ <text:s/>\6/ <text:s/>\7/ <text:s/>\8/ <text:s/>\9/</text:p>
      <text:p text:style-name="P15"><text:s text:c="3"/>(4) (5) (6) (7) (8) (9) (10)</text:p>
      <text:p text:style-name="P15"><text:s text:c="4"/>\1/ \2/ \3/ \4/ \5/ \6/</text:p>
      <text:p text:style-name="P15"><text:s text:c="5"/>(5) (6) (7) (8) (9) (10)</text:p>
      <text:p text:style-name="P15"><text:s text:c="6"/>\1/ \2/ \3/ \4/</text:p>
      <text:p text:style-name="P15"><text:s text:c="7"/>(6) (7) (8) (9) (10)</text:p>
      <text:p text:style-name="P15"><text:s text:c="8"/>\1/ \2/ \3/</text:p>
      <text:p text:style-name="P15"><text:s text:c="9"/>(7) (8) (9) (10)</text:p>
      <text:p text:style-name="P15"><text:s text:c="10"/>\1/ \2/</text:p>
      <text:p text:style-name="P15"><text:s text:c="11"/>(8) (9) (10)</text:p>
      <text:p text:style-name="P15"><text:s text:c="12"/>\1/</text:p>
      <text:p text:style-name="P15">(9) (10)</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Graphe <text:span text:style-name="T5">4</text:span> — 12 sommets, 20 arêtes</text:p>
      <text:p text:style-name="P8"/>
      <text:p text:style-name="P10">(1)--7--(2)--6--(4)--2--(8)</text:p>
      <text:p text:style-name="P10"><text:s/>| <text:s text:c="4"/>| <text:s text:c="4"/>\8/ \8/</text:p>
      <text:p text:style-name="P10"><text:s/>5 <text:s text:c="4"/>4 <text:s text:c="5"/>(5)--1--(9)</text:p>
      <text:p text:style-name="P10"><text:s/>| <text:s text:c="4"/>| <text:s text:c="8"/>\2/ \6/</text:p>
      <text:p text:style-name="P10">(3)--8--(6)--2--(7)--6--(12)</text:p>
      <text:p text:style-name="P10"><text:s text:c="7"/>\4/ <text:s text:c="6"/>|</text:p>
      <text:p text:style-name="P10"><text:s text:c="8"/>(11)--3--/</text:p>
      <text:p text:style-name="P10"><text:s text:c="10"/>\5/</text:p>
      <text:p text:style-name="P10"><text:s text:c="11"/>(10)</text:p>
      <text:p text:style-name="P9"/>
      <text:p text:style-name="P9"/>
      <text:p text:style-name="P9">-Graphe 5 — 10 sommets, 16 arêtes (avec poids négatifs)</text:p>
      <text:p text:style-name="P9"/>
      <text:p text:style-name="P10">(1)--4--(2)--3--(4)--(-1)--(7)--2--(10)</text:p>
      <text:p text:style-name="P10"><text:s/>| <text:s text:c="5"/>| <text:s text:c="5"/>| <text:s text:c="8"/>|</text:p>
      <text:p text:style-name="P10">-2 <text:s text:c="4"/>1 <text:s text:c="5"/>2 <text:s text:c="7"/>4</text:p>
      <text:p text:style-name="P10"><text:s/>| <text:s text:c="5"/>| <text:s text:c="5"/>| <text:s text:c="8"/>|</text:p>
      <text:p text:style-name="P10">(3)--4--(6)--2--(8)--5--(5)</text:p>
      <text:p text:style-name="P10"><text:s/>| <text:s text:c="10"/>| <text:s text:c="6"/>|</text:p>
      <text:p text:style-name="P10"><text:s text:c="10"/>-2 <text:s text:c="7"/>-3</text:p>
      <text:p text:style-name="P10"><text:s text:c="13"/>| <text:s text:c="6"/>|</text:p>
      <text:p text:style-name="P10"><text:s text:c="12"/>(9)--3--/</text:p>
      <text:p text:style-name="P10"/>
      <text:p text:style-name="P10"/>
      <text:p text:style-name="P10"/>
      <text:h text:style-name="P3" text:outline-level="2">3. Implémentation des Algorithmes</text:h>
      <text:h text:style-name="Heading_20_3" text:outline-level="3">3.1 Algorithme de Dijkstra</text:h>
      <text:list xml:id="list2102195372" text:style-name="L3">
        <text:list-item>
          <text:p text:style-name="P22">Objectif : trouver le chemin le plus court avec poids positifs.</text:p>
        </text:list-item>
        <text:list-item>
          <text:p text:style-name="P22">Complexité temporelle : <text:span text:style-name="Strong_20_Emphasis">O((V + E) log V)</text:span> avec file de priorité.</text:p>
        </text:list-item>
        <text:list-item>
          <text:p text:style-name="P22">Caractéristique : rapide mais non adapté aux poids négatifs.</text:p>
        </text:list-item>
      </text:list>
      <text:p text:style-name="P11">IMPLEMENTATION:</text:p>
      <text:p text:style-name="P12">#include "graph.h"</text:p>
      <text:p text:style-name="P12">#include &lt;stdio.h&gt;</text:p>
      <text:p text:style-name="P12">#include &lt;stdlib.h&gt;</text:p>
      <text:p text:style-name="P12">int dijkstra(liste *L, int nb, int source, float dist[], int pred[]) {</text:p>
      <text:p text:style-name="P12"><text:s text:c="4"/>int *vis = (int *)calloc(nb, sizeof(int)), relax = 0;</text:p>
      <text:p text:style-name="P12"><text:s text:c="4"/>for (int i = 0; i &lt; nb; i++) {</text:p>
      <text:p text:style-name="P12"><text:s text:c="8"/>dist[i] = INF_FLT;</text:p>
      <text:p text:style-name="P12"><text:s text:c="8"/>pred[i] = -1;</text:p>
      <text:p text:style-name="P12"><text:s text:c="4"/>}</text:p>
      <text:p text:style-name="P12"><text:s text:c="4"/>dist[source] = 0.0f;</text:p>
      <text:p text:style-name="P12"><text:soft-page-break/></text:p>
      <text:p text:style-name="P12"><text:s text:c="4"/>for (int iter = 0; iter &lt; nb; iter++) {</text:p>
      <text:p text:style-name="P12"><text:s text:c="8"/>float best = INF_FLT;</text:p>
      <text:p text:style-name="P12"><text:s text:c="8"/>int u = -1;</text:p>
      <text:p text:style-name="P12"><text:s text:c="8"/>for (int i = 0; i &lt; nb; i++) {</text:p>
      <text:p text:style-name="P12"><text:s text:c="12"/>if (!vis[i] &amp;&amp; dist[i] &lt; best) {</text:p>
      <text:p text:style-name="P12"><text:s text:c="16"/>best = dist[i];</text:p>
      <text:p text:style-name="P12"><text:s text:c="16"/>u = i;</text:p>
      <text:p text:style-name="P12"><text:s text:c="12"/>}</text:p>
      <text:p text:style-name="P12"><text:s text:c="8"/>}</text:p>
      <text:p text:style-name="P12"><text:s text:c="8"/>if (u &lt; 0) break;</text:p>
      <text:p text:style-name="P12"><text:s text:c="8"/>vis[u] = 1;</text:p>
      <text:p text:style-name="P12"><text:s text:c="8"/>for (sommet *p = L[u]; p; p = p-&gt;suiv) {</text:p>
      <text:p text:style-name="P12"><text:s text:c="12"/>int v = p-&gt;noeud - 1;</text:p>
      <text:p text:style-name="P12"><text:s text:c="12"/>if (!vis[v] &amp;&amp; dist[u] + p-&gt;poids &lt; dist[v]) {</text:p>
      <text:p text:style-name="P12"><text:s text:c="16"/>dist[v] = dist[u] + p-&gt;poids;</text:p>
      <text:p text:style-name="P12"><text:s text:c="16"/>pred[v] = u;</text:p>
      <text:p text:style-name="P12"><text:s text:c="16"/>relax++;</text:p>
      <text:p text:style-name="P12"><text:s text:c="12"/>}</text:p>
      <text:p text:style-name="P12"><text:s text:c="8"/>}</text:p>
      <text:p text:style-name="P12"><text:s text:c="4"/>}</text:p>
      <text:p text:style-name="P12"><text:s text:c="4"/>free(vis);</text:p>
      <text:p text:style-name="P12"><text:s text:c="4"/>return relax;</text:p>
      <text:p text:style-name="P12">}</text:p>
      <text:h text:style-name="P4" text:outline-level="3">3.2 Algorithme de Bellman-Ford</text:h>
      <text:list xml:id="list1091549539" text:style-name="L4">
        <text:list-item>
          <text:p text:style-name="P23">Objectif : trouver le chemin le plus court même avec poids négatifs.</text:p>
        </text:list-item>
        <text:list-item>
          <text:p text:style-name="P23">Complexité temporelle : <text:span text:style-name="Strong_20_Emphasis">O(VE)</text:span>.</text:p>
        </text:list-item>
        <text:list-item>
          <text:p text:style-name="P23">Caractéristique : plus lent mais plus général.</text:p>
        </text:list-item>
      </text:list>
      <text:p text:style-name="P11">IMPLEMENTATION:</text:p>
      <text:p text:style-name="P13">#include "graph.h"</text:p>
      <text:p text:style-name="P13">#include &lt;stdio.h&gt;</text:p>
      <text:p text:style-name="P13">#include &lt;stdlib.h&gt;</text:p>
      <text:p text:style-name="P13">int bellman_ford(liste *L, int nb, int source, float dist[], int pred[], int *passes) {</text:p>
      <text:p text:style-name="P13"><text:s text:c="4"/>for (int i = 0; i &lt; nb; i++) {</text:p>
      <text:p text:style-name="P13"><text:s text:c="8"/>dist[i] = INF_FLT;</text:p>
      <text:p text:style-name="P13"><text:s text:c="8"/>pred[i] = -1;</text:p>
      <text:p text:style-name="P13"><text:s text:c="4"/>}</text:p>
      <text:p text:style-name="P13"><text:s text:c="4"/>dist[source] = 0.0f;</text:p>
      <text:p text:style-name="P13"/>
      <text:p text:style-name="P13"><text:s text:c="4"/>int pass;</text:p>
      <text:p text:style-name="P13"><text:s text:c="4"/>for (pass = 1; pass &lt; nb; pass++) {</text:p>
      <text:p text:style-name="P13"><text:s text:c="8"/>int any_update = 0;</text:p>
      <text:p text:style-name="P13"><text:s text:c="8"/>for (int u = 0; u &lt; nb; u++) {</text:p>
      <text:p text:style-name="P13"><text:s text:c="12"/>for (sommet *p = L[u]; p; p = p-&gt;suiv) {</text:p>
      <text:p text:style-name="P13"><text:s text:c="16"/>int v = p-&gt;noeud - 1;</text:p>
      <text:p text:style-name="P13"><text:s text:c="16"/>if (dist[u] &lt; INF_FLT &amp;&amp; dist[u] + p-&gt;poids &lt; dist[v]) {</text:p>
      <text:p text:style-name="P13"><text:s text:c="20"/>dist[v] = dist[u] + p-&gt;poids;</text:p>
      <text:p text:style-name="P13"><text:s text:c="20"/>pred[v] = u;</text:p>
      <text:p text:style-name="P13"><text:s text:c="20"/>any_update = 1;</text:p>
      <text:p text:style-name="P13"><text:soft-page-break/><text:s text:c="16"/>}</text:p>
      <text:p text:style-name="P13"><text:s text:c="12"/>}</text:p>
      <text:p text:style-name="P13"><text:s text:c="8"/>}</text:p>
      <text:p text:style-name="P13"><text:s text:c="8"/>if (!any_update) break;</text:p>
      <text:p text:style-name="P13"><text:s text:c="4"/>}</text:p>
      <text:p text:style-name="P13"/>
      <text:p text:style-name="P13"><text:s text:c="4"/>*passes = pass;</text:p>
      <text:p text:style-name="P13"/>
      <text:p text:style-name="P13"><text:s text:c="4"/>for (int u = 0; u &lt; nb; u++) {</text:p>
      <text:p text:style-name="P13"><text:s text:c="8"/>for (sommet *p = L[u]; p; p = p-&gt;suiv) {</text:p>
      <text:p text:style-name="P13"><text:s text:c="12"/>int v = p-&gt;noeud - 1;</text:p>
      <text:p text:style-name="P13"><text:s text:c="12"/>if (dist[u] &lt; INF_FLT &amp;&amp; dist[u] + p-&gt;poids &lt; dist[v]) {</text:p>
      <text:p text:style-name="P13"><text:s text:c="16"/>return 0;</text:p>
      <text:p text:style-name="P13"><text:s text:c="12"/>}</text:p>
      <text:p text:style-name="P13"><text:s text:c="8"/>}</text:p>
      <text:p text:style-name="P13"><text:s text:c="4"/>}</text:p>
      <text:p text:style-name="P13"><text:s text:c="4"/>return 1;</text:p>
      <text:p text:style-name="P13">}</text:p>
      <text:p text:style-name="P13"/>
      <text:h text:style-name="P5" text:outline-level="3">3.<text:span text:style-name="T6">3</text:span> <text:span text:style-name="T6">Programme principale</text:span></text:h>
      <text:p text:style-name="P24"/>
      <text:p text:style-name="P13">#include &lt;stdio.h&gt;</text:p>
      <text:p text:style-name="P13">#include &lt;stdlib.h&gt;</text:p>
      <text:p text:style-name="P13">#include &lt;time.h&gt;</text:p>
      <text:p text:style-name="P13">#include "graph.h"</text:p>
      <text:p text:style-name="P13"/>
      <text:p text:style-name="P13">int bellman_ford(liste *L, int nb, int source, float dist[], int pred[], int *passes);</text:p>
      <text:p text:style-name="P13">int dijkstra(liste *L, int nb, int source, float dist[], int pred[]);</text:p>
      <text:p text:style-name="P13"/>
      <text:p text:style-name="P13">static double diff_timespec(const struct timespec *t1, const struct timespec *t2) {</text:p>
      <text:p text:style-name="P13"><text:s text:c="4"/>return (t2-&gt;tv_sec - t1-&gt;tv_sec) + (t2-&gt;tv_nsec - t1-&gt;tv_nsec) / 1e9;</text:p>
      <text:p text:style-name="P13">}</text:p>
      <text:p text:style-name="P13"/>
      <text:p text:style-name="P13">void liberer_graphe(liste *L, int nb) {</text:p>
      <text:p text:style-name="P13"><text:s text:c="4"/>for (int i = 0; i &lt; nb; i++) {</text:p>
      <text:p text:style-name="P13"><text:s text:c="8"/>while (L[i]) {</text:p>
      <text:p text:style-name="P13"><text:s text:c="12"/>sommet *tmp = L[i]-&gt;suiv;</text:p>
      <text:p text:style-name="P13"><text:s text:c="12"/>free(L[i]);</text:p>
      <text:p text:style-name="P13"><text:s text:c="12"/>L[i] = tmp;</text:p>
      <text:p text:style-name="P13"><text:s text:c="8"/>}</text:p>
      <text:p text:style-name="P13"><text:s text:c="4"/>}</text:p>
      <text:p text:style-name="P13"><text:s text:c="4"/>free(L);</text:p>
      <text:p text:style-name="P13">}</text:p>
      <text:p text:style-name="P13"/>
      <text:p text:style-name="P13">void afficher_chemin_console(int pred[], int v) {</text:p>
      <text:p text:style-name="P13"><text:s text:c="4"/>if (v &lt; 0) return;</text:p>
      <text:p text:style-name="P13"><text:s text:c="4"/>if (pred[v] &gt;= 0) {</text:p>
      <text:p text:style-name="P13"><text:s text:c="8"/>afficher_chemin_console(pred, pred[v]);</text:p>
      <text:p text:style-name="P13"><text:s text:c="8"/>printf("-&gt; ");</text:p>
      <text:p text:style-name="P13"><text:s text:c="4"/>}</text:p>
      <text:p text:style-name="P13"><text:soft-page-break/><text:s text:c="4"/>printf("%d", v + 1);</text:p>
      <text:p text:style-name="P13">}</text:p>
      <text:p text:style-name="P13"/>
      <text:p text:style-name="P13">void afficher_chemin_fichier(int pred[], int v, FILE *f) {</text:p>
      <text:p text:style-name="P13"><text:s text:c="4"/>if (v &lt; 0) return;</text:p>
      <text:p text:style-name="P13"><text:s text:c="4"/>if (pred[v] &gt;= 0) {</text:p>
      <text:p text:style-name="P13"><text:s text:c="8"/>afficher_chemin_fichier(pred, pred[v], f);</text:p>
      <text:p text:style-name="P13"><text:s text:c="8"/>fprintf(f, "-&gt; ");</text:p>
      <text:p text:style-name="P13"><text:s text:c="4"/>}</text:p>
      <text:p text:style-name="P13"><text:s text:c="4"/>fprintf(f, "%d", v + 1);</text:p>
      <text:p text:style-name="P13">}</text:p>
      <text:p text:style-name="P13"/>
      <text:p text:style-name="P13">int main(void) {</text:p>
      <text:p text:style-name="P13"><text:s text:c="4"/>const char *files[] = {"graphe1.txt", "graphe2.txt", "graphe3.txt", "graphe4.txt","graphe5.txt"};</text:p>
      <text:p text:style-name="P13"><text:s text:c="4"/>int nF = sizeof(files) / sizeof(*files);</text:p>
      <text:p text:style-name="P13"><text:s text:c="4"/>FILE *fout = fopen("resultats.txt", "w");</text:p>
      <text:p text:style-name="P13"><text:s text:c="4"/>if (!fout) {</text:p>
      <text:p text:style-name="P13"><text:s text:c="8"/>perror("Ouverture resultats.txt");</text:p>
      <text:p text:style-name="P13"><text:s text:c="8"/>return 1;</text:p>
      <text:p text:style-name="P13"><text:s text:c="4"/>}</text:p>
      <text:p text:style-name="P13"/>
      <text:p text:style-name="P13"><text:s text:c="4"/>for (int i = 0; i &lt; nF; i++) {</text:p>
      <text:p text:style-name="P13"><text:s text:c="8"/>int nb, src = 0, passesBF = 0, relaxD;</text:p>
      <text:p text:style-name="P13"><text:s text:c="8"/>liste *L = remplir_list_adj(&amp;nb, files[i]);</text:p>
      <text:p text:style-name="P13"><text:s text:c="8"/>float *dist = (float *)malloc(nb * sizeof *dist);</text:p>
      <text:p text:style-name="P13"><text:s text:c="8"/>int *pred = (int *)malloc(nb * sizeof *pred);</text:p>
      <text:p text:style-name="P13"><text:s text:c="8"/>struct timespec t0, t1;</text:p>
      <text:p text:style-name="P13"><text:s text:c="8"/>double dtBF, dtD;</text:p>
      <text:p text:style-name="P13"/>
      <text:p text:style-name="P13"><text:s text:c="8"/>printf("\n===== TEST %s =====\n", files[i]);</text:p>
      <text:p text:style-name="P13"><text:s text:c="8"/>fprintf(fout, "\n===== TEST %s =====\n", files[i]);</text:p>
      <text:p text:style-name="P13"/>
      <text:p text:style-name="P13"><text:s text:c="8"/>clock_gettime(CLOCK_MONOTONIC, &amp;t0);</text:p>
      <text:p text:style-name="P13"><text:s text:c="8"/>bellman_ford(L, nb, src, dist, pred, &amp;passesBF);</text:p>
      <text:p text:style-name="P13"><text:s text:c="8"/>clock_gettime(CLOCK_MONOTONIC, &amp;t1);</text:p>
      <text:p text:style-name="P13"><text:s text:c="8"/>dtBF = diff_timespec(&amp;t0, &amp;t1);</text:p>
      <text:p text:style-name="P13"/>
      <text:p text:style-name="P13"><text:s text:c="8"/>printf("--- Bellman–Ford ---\n");</text:p>
      <text:p text:style-name="P13"><text:s text:c="8"/>fprintf(fout, "--- Bellman–Ford ---\n");</text:p>
      <text:p text:style-name="P13"><text:s text:c="8"/>if (!passesBF) {</text:p>
      <text:p text:style-name="P13"><text:s text:c="12"/>printf("Cycle négatif détecté !\n");</text:p>
      <text:p text:style-name="P13"><text:s text:c="12"/>fprintf(fout, "Cycle négatif détecté !\n");</text:p>
      <text:p text:style-name="P13"><text:s text:c="8"/>} else {</text:p>
      <text:p text:style-name="P13"><text:s text:c="12"/>for (int v = 0; v &lt; nb; v++) {</text:p>
      <text:p text:style-name="P13"><text:s text:c="16"/>printf("1-&gt;%d : %.2f (", v+1, dist[v]);</text:p>
      <text:p text:style-name="P13"><text:s text:c="16"/>afficher_chemin_console(pred, v);</text:p>
      <text:p text:style-name="P13"><text:s text:c="16"/>printf(")\n");</text:p>
      <text:p text:style-name="P13"/>
      <text:p text:style-name="P13"><text:s text:c="16"/>fprintf(fout, "1-&gt;%d : %.2f (", v+1, dist[v]);</text:p>
      <text:p text:style-name="P13"><text:s text:c="16"/>afficher_chemin_fichier(pred, v, fout);</text:p>
      <text:p text:style-name="P13"><text:s text:c="16"/>fprintf(fout, ")\n");</text:p>
      <text:p text:style-name="P13"><text:s text:c="12"/>}</text:p>
      <text:p text:style-name="P13"><text:soft-page-break/><text:s text:c="8"/>}</text:p>
      <text:p text:style-name="P13"><text:s text:c="8"/>printf("Temps BF <text:s text:c="2"/>: %.9f s\n", dtBF);</text:p>
      <text:p text:style-name="P13"><text:s text:c="8"/>fprintf(fout, "Temps BF <text:s text:c="2"/>: %.9f s\n", dtBF);</text:p>
      <text:p text:style-name="P13"><text:s text:c="8"/>printf("Passes BF <text:s/>: %d\n", passesBF);</text:p>
      <text:p text:style-name="P13"><text:s text:c="8"/>fprintf(fout, "Passes BF <text:s/>: %d\n", passesBF);</text:p>
      <text:p text:style-name="P13"/>
      <text:p text:style-name="P13"><text:s text:c="8"/>clock_gettime(CLOCK_MONOTONIC, &amp;t0);</text:p>
      <text:p text:style-name="P13"><text:s text:c="8"/>relaxD = dijkstra(L, nb, src, dist, pred);</text:p>
      <text:p text:style-name="P13"><text:s text:c="8"/>clock_gettime(CLOCK_MONOTONIC, &amp;t1);</text:p>
      <text:p text:style-name="P13"><text:s text:c="8"/>dtD = diff_timespec(&amp;t0, &amp;t1);</text:p>
      <text:p text:style-name="P13"/>
      <text:p text:style-name="P13"><text:s text:c="8"/>printf("\n--- Dijkstra ---\n");</text:p>
      <text:p text:style-name="P13"><text:s text:c="8"/>fprintf(fout, "\n--- Dijkstra ---\n");</text:p>
      <text:p text:style-name="P13"><text:s text:c="8"/>for (int v = 0; v &lt; nb; v++) {</text:p>
      <text:p text:style-name="P13"><text:s text:c="12"/>printf("1-&gt;%d : %.2f (", v+1, dist[v]);</text:p>
      <text:p text:style-name="P13"><text:s text:c="12"/>afficher_chemin_console(pred, v);</text:p>
      <text:p text:style-name="P13"><text:s text:c="12"/>printf(")\n");</text:p>
      <text:p text:style-name="P13"/>
      <text:p text:style-name="P13"><text:s text:c="12"/>fprintf(fout, "1-&gt;%d : %.2f (", v+1, dist[v]);</text:p>
      <text:p text:style-name="P13"><text:s text:c="12"/>afficher_chemin_fichier(pred, v, fout);</text:p>
      <text:p text:style-name="P13"><text:s text:c="12"/>fprintf(fout, ")\n");</text:p>
      <text:p text:style-name="P13"><text:s text:c="8"/>}</text:p>
      <text:p text:style-name="P13"><text:s text:c="8"/>printf("Temps Dijkstra: %.9f s\n", dtD);</text:p>
      <text:p text:style-name="P13"><text:s text:c="8"/>fprintf(fout, "Temps Dijkstra: %.9f s\n", dtD);</text:p>
      <text:p text:style-name="P13"><text:s text:c="8"/>printf("Relaxations <text:s text:c="2"/>: %d\n", relaxD);</text:p>
      <text:p text:style-name="P13"><text:s text:c="8"/>fprintf(fout, "Relaxations <text:s text:c="2"/>: %d\n", relaxD);</text:p>
      <text:p text:style-name="P13"/>
      <text:p text:style-name="P13"><text:s text:c="8"/>free(dist);</text:p>
      <text:p text:style-name="P13"><text:s text:c="8"/>free(pred);</text:p>
      <text:p text:style-name="P13"><text:s text:c="8"/>liberer_graphe(L, nb);</text:p>
      <text:p text:style-name="P13"><text:s text:c="4"/>}</text:p>
      <text:p text:style-name="P13"/>
      <text:p text:style-name="P13"><text:s text:c="4"/>fclose(fout);</text:p>
      <text:p text:style-name="P13"><text:s text:c="4"/>return 0;</text:p>
      <text:p text:style-name="P13">}</text:p>
      <text:p text:style-name="P13"/>
      <text:p text:style-name="P13"/>
      <text:h text:style-name="P6" text:outline-level="3"><text:span text:style-name="T7">4-</text:span> <text:span text:style-name="T7">Résultats d’exécution des algorithmes sur les 5 graphes</text:span></text:h>
      <text:p text:style-name="P13"/>
      <text:p text:style-name="P13">===== TEST graphe1.txt =====</text:p>
      <text:p text:style-name="P13">--- Bellman–Ford ---</text:p>
      <text:p text:style-name="P13">1-&gt;1 : 0.00 (1)</text:p>
      <text:p text:style-name="P13">1-&gt;2 : 4.00 (1-&gt; 2)</text:p>
      <text:p text:style-name="P13">1-&gt;3 : 11.00 (1-&gt; 2-&gt; 3)</text:p>
      <text:p text:style-name="P13">1-&gt;4 : 16.00 (1-&gt; 2-&gt; 3-&gt; 4)</text:p>
      <text:p text:style-name="P13">1-&gt;5 : 19.00 (1-&gt; 2-&gt; 3-&gt; 4-&gt; 5)</text:p>
      <text:p text:style-name="P13">1-&gt;6 : 25.00 (1-&gt; 2-&gt; 3-&gt; 4-&gt; 5-&gt; 6)</text:p>
      <text:p text:style-name="P13">1-&gt;7 : 27.00 (1-&gt; 2-&gt; 3-&gt; 4-&gt; 5-&gt; 6-&gt; 7)</text:p>
      <text:p text:style-name="P13">1-&gt;8 : 5.00 (1-&gt; 8)</text:p>
      <text:p text:style-name="P13">1-&gt;9 : 6.00 (1-&gt; 8-&gt; 9)</text:p>
      <text:p text:style-name="P13">1-&gt;10 : 15.00 (1-&gt; 8-&gt; 9-&gt; 10)</text:p>
      <text:p text:style-name="P13"><text:soft-page-break/>1-&gt;11 : 19.00 (1-&gt; 8-&gt; 9-&gt; 10-&gt; 11)</text:p>
      <text:p text:style-name="P13">1-&gt;12 : 26.00 (1-&gt; 8-&gt; 9-&gt; 10-&gt; 11-&gt; 12)</text:p>
      <text:p text:style-name="P13">1-&gt;13 : 29.00 (1-&gt; 8-&gt; 9-&gt; 10-&gt; 11-&gt; 12-&gt; 13)</text:p>
      <text:p text:style-name="P13">1-&gt;14 : 7.00 (1-&gt; 8-&gt; 14)</text:p>
      <text:p text:style-name="P13">1-&gt;15 : 9.00 (1-&gt; 8-&gt; 14-&gt; 15)</text:p>
      <text:p text:style-name="P13">Temps BF <text:s text:c="2"/>: 0.000001400 s</text:p>
      <text:p text:style-name="P13">Passes BF <text:s/>: 2</text:p>
      <text:p text:style-name="P13"/>
      <text:p text:style-name="P13">--- Dijkstra ---</text:p>
      <text:p text:style-name="P13">1-&gt;1 : 0.00 (1)</text:p>
      <text:p text:style-name="P13">1-&gt;2 : 4.00 (1-&gt; 2)</text:p>
      <text:p text:style-name="P13">1-&gt;3 : 11.00 (1-&gt; 2-&gt; 3)</text:p>
      <text:p text:style-name="P13">1-&gt;4 : 16.00 (1-&gt; 2-&gt; 3-&gt; 4)</text:p>
      <text:p text:style-name="P13">1-&gt;5 : 19.00 (1-&gt; 2-&gt; 3-&gt; 4-&gt; 5)</text:p>
      <text:p text:style-name="P13">1-&gt;6 : 25.00 (1-&gt; 2-&gt; 3-&gt; 4-&gt; 5-&gt; 6)</text:p>
      <text:p text:style-name="P13">1-&gt;7 : 27.00 (1-&gt; 2-&gt; 3-&gt; 4-&gt; 5-&gt; 6-&gt; 7)</text:p>
      <text:p text:style-name="P13">1-&gt;8 : 5.00 (1-&gt; 8)</text:p>
      <text:p text:style-name="P13">1-&gt;9 : 6.00 (1-&gt; 8-&gt; 9)</text:p>
      <text:p text:style-name="P13">1-&gt;10 : 15.00 (1-&gt; 8-&gt; 9-&gt; 10)</text:p>
      <text:p text:style-name="P13">1-&gt;11 : 19.00 (1-&gt; 8-&gt; 9-&gt; 10-&gt; 11)</text:p>
      <text:p text:style-name="P13">1-&gt;12 : 26.00 (1-&gt; 8-&gt; 9-&gt; 10-&gt; 11-&gt; 12)</text:p>
      <text:p text:style-name="P13">1-&gt;13 : 29.00 (1-&gt; 8-&gt; 9-&gt; 10-&gt; 11-&gt; 12-&gt; 13)</text:p>
      <text:p text:style-name="P13">1-&gt;14 : 7.00 (1-&gt; 8-&gt; 14)</text:p>
      <text:p text:style-name="P13">1-&gt;15 : 9.00 (1-&gt; 8-&gt; 14-&gt; 15)</text:p>
      <text:p text:style-name="P13">Temps Dijkstra: 0.000008900 s</text:p>
      <text:p text:style-name="P13">Relaxations <text:s text:c="2"/>: 15</text:p>
      <text:p text:style-name="P13"/>
      <text:p text:style-name="P13">===== TEST graphe2.txt =====</text:p>
      <text:p text:style-name="P13">--- Bellman–Ford ---</text:p>
      <text:p text:style-name="P13">1-&gt;1 : 0.00 (1)</text:p>
      <text:p text:style-name="P13">1-&gt;2 : 5.00 (1-&gt; 2)</text:p>
      <text:p text:style-name="P13">1-&gt;3 : 8.00 (1-&gt; 2-&gt; 3)</text:p>
      <text:p text:style-name="P13">1-&gt;4 : 17.00 (1-&gt; 2-&gt; 3-&gt; 4)</text:p>
      <text:p text:style-name="P13">1-&gt;5 : 2.00 (1-&gt; 5)</text:p>
      <text:p text:style-name="P13">1-&gt;6 : 9.00 (1-&gt; 2-&gt; 6)</text:p>
      <text:p text:style-name="P13">1-&gt;7 : 9.00 (1-&gt; 2-&gt; 3-&gt; 7)</text:p>
      <text:p text:style-name="P13">1-&gt;8 : 11.00 (1-&gt; 2-&gt; 3-&gt; 7-&gt; 8)</text:p>
      <text:p text:style-name="P13">1-&gt;9 : 5.00 (1-&gt; 5-&gt; 9)</text:p>
      <text:p text:style-name="P13">1-&gt;10 : 6.00 (1-&gt; 5-&gt; 9-&gt; 10)</text:p>
      <text:p text:style-name="P13">Temps BF <text:s text:c="2"/>: 0.000000700 s</text:p>
      <text:p text:style-name="P13">Passes BF <text:s/>: 2</text:p>
      <text:p text:style-name="P13"/>
      <text:p text:style-name="P13">--- Dijkstra ---</text:p>
      <text:p text:style-name="P13">1-&gt;1 : 0.00 (1)</text:p>
      <text:p text:style-name="P13">1-&gt;2 : 5.00 (1-&gt; 2)</text:p>
      <text:p text:style-name="P13">1-&gt;3 : 8.00 (1-&gt; 2-&gt; 3)</text:p>
      <text:p text:style-name="P13">1-&gt;4 : 17.00 (1-&gt; 2-&gt; 3-&gt; 4)</text:p>
      <text:p text:style-name="P13">1-&gt;5 : 2.00 (1-&gt; 5)</text:p>
      <text:p text:style-name="P13">1-&gt;6 : 9.00 (1-&gt; 2-&gt; 6)</text:p>
      <text:p text:style-name="P13">1-&gt;7 : 9.00 (1-&gt; 2-&gt; 3-&gt; 7)</text:p>
      <text:p text:style-name="P13">1-&gt;8 : 11.00 (1-&gt; 2-&gt; 3-&gt; 7-&gt; 8)</text:p>
      <text:p text:style-name="P13">1-&gt;9 : 5.00 (1-&gt; 5-&gt; 9)</text:p>
      <text:p text:style-name="P13"><text:soft-page-break/>1-&gt;10 : 6.00 (1-&gt; 5-&gt; 9-&gt; 10)</text:p>
      <text:p text:style-name="P13">Temps Dijkstra: 0.000004300 s</text:p>
      <text:p text:style-name="P13">Relaxations <text:s text:c="2"/>: 9</text:p>
      <text:p text:style-name="P13"/>
      <text:p text:style-name="P13">===== TEST graphe3.txt =====</text:p>
      <text:p text:style-name="P13">--- Bellman–Ford ---</text:p>
      <text:p text:style-name="P13">1-&gt;1 : 0.00 (1)</text:p>
      <text:p text:style-name="P13">1-&gt;2 : 1.00 (1-&gt; 2)</text:p>
      <text:p text:style-name="P13">1-&gt;3 : 2.00 (1-&gt; 3)</text:p>
      <text:p text:style-name="P13">1-&gt;4 : 3.00 (1-&gt; 4)</text:p>
      <text:p text:style-name="P13">1-&gt;5 : 4.00 (1-&gt; 5)</text:p>
      <text:p text:style-name="P13">1-&gt;6 : 5.00 (1-&gt; 6)</text:p>
      <text:p text:style-name="P13">1-&gt;7 : 6.00 (1-&gt; 7)</text:p>
      <text:p text:style-name="P13">1-&gt;8 : 7.00 (1-&gt; 8)</text:p>
      <text:p text:style-name="P13">1-&gt;9 : 8.00 (1-&gt; 9)</text:p>
      <text:p text:style-name="P13">1-&gt;10 : 9.00 (1-&gt; 10)</text:p>
      <text:p text:style-name="P13">Temps BF <text:s text:c="2"/>: 0.000001700 s</text:p>
      <text:p text:style-name="P13">Passes BF <text:s/>: 2</text:p>
      <text:p text:style-name="P13"/>
      <text:p text:style-name="P13">--- Dijkstra ---</text:p>
      <text:p text:style-name="P13">1-&gt;1 : 0.00 (1)</text:p>
      <text:p text:style-name="P13">1-&gt;2 : 1.00 (1-&gt; 2)</text:p>
      <text:p text:style-name="P13">1-&gt;3 : 2.00 (1-&gt; 3)</text:p>
      <text:p text:style-name="P13">1-&gt;4 : 3.00 (1-&gt; 4)</text:p>
      <text:p text:style-name="P13">1-&gt;5 : 4.00 (1-&gt; 5)</text:p>
      <text:p text:style-name="P13">1-&gt;6 : 5.00 (1-&gt; 6)</text:p>
      <text:p text:style-name="P13">1-&gt;7 : 6.00 (1-&gt; 7)</text:p>
      <text:p text:style-name="P13">1-&gt;8 : 7.00 (1-&gt; 8)</text:p>
      <text:p text:style-name="P13">1-&gt;9 : 8.00 (1-&gt; 9)</text:p>
      <text:p text:style-name="P13">1-&gt;10 : 9.00 (1-&gt; 10)</text:p>
      <text:p text:style-name="P13">Temps Dijkstra: 0.000005200 s</text:p>
      <text:p text:style-name="P13">Relaxations <text:s text:c="2"/>: 9</text:p>
      <text:p text:style-name="P13"/>
      <text:p text:style-name="P13">===== TEST graphe4.txt =====</text:p>
      <text:p text:style-name="P13">--- Bellman–Ford ---</text:p>
      <text:p text:style-name="P13">1-&gt;1 : 0.00 (1)</text:p>
      <text:p text:style-name="P13">1-&gt;2 : 7.00 (1-&gt; 2)</text:p>
      <text:p text:style-name="P13">1-&gt;3 : 5.00 (1-&gt; 3)</text:p>
      <text:p text:style-name="P13">1-&gt;4 : 13.00 (1-&gt; 2-&gt; 4)</text:p>
      <text:p text:style-name="P13">1-&gt;5 : 11.00 (1-&gt; 2-&gt; 5)</text:p>
      <text:p text:style-name="P13">1-&gt;6 : 13.00 (1-&gt; 3-&gt; 6)</text:p>
      <text:p text:style-name="P13">1-&gt;7 : 8.00 (1-&gt; 3-&gt; 7)</text:p>
      <text:p text:style-name="P13">1-&gt;8 : 15.00 (1-&gt; 2-&gt; 4-&gt; 8)</text:p>
      <text:p text:style-name="P13">1-&gt;9 : 12.00 (1-&gt; 2-&gt; 5-&gt; 9)</text:p>
      <text:p text:style-name="P13">1-&gt;10 : 14.00 (1-&gt; 2-&gt; 5-&gt; 9-&gt; 10)</text:p>
      <text:p text:style-name="P13">1-&gt;11 : 17.00 (1-&gt; 3-&gt; 6-&gt; 11)</text:p>
      <text:p text:style-name="P13">1-&gt;12 : 14.00 (1-&gt; 3-&gt; 7-&gt; 12)</text:p>
      <text:p text:style-name="P13">Temps BF <text:s text:c="2"/>: 0.000000900 s</text:p>
      <text:p text:style-name="P13">Passes BF <text:s/>: 2</text:p>
      <text:p text:style-name="P13"/>
      <text:p text:style-name="P13">--- Dijkstra ---</text:p>
      <text:p text:style-name="P13">1-&gt;1 : 0.00 (1)</text:p>
      <text:p text:style-name="P13"><text:soft-page-break/>1-&gt;2 : 7.00 (1-&gt; 2)</text:p>
      <text:p text:style-name="P13">1-&gt;3 : 5.00 (1-&gt; 3)</text:p>
      <text:p text:style-name="P13">1-&gt;4 : 13.00 (1-&gt; 2-&gt; 4)</text:p>
      <text:p text:style-name="P13">1-&gt;5 : 11.00 (1-&gt; 2-&gt; 5)</text:p>
      <text:p text:style-name="P13">1-&gt;6 : 13.00 (1-&gt; 3-&gt; 6)</text:p>
      <text:p text:style-name="P13">1-&gt;7 : 8.00 (1-&gt; 3-&gt; 7)</text:p>
      <text:p text:style-name="P13">1-&gt;8 : 15.00 (1-&gt; 2-&gt; 4-&gt; 8)</text:p>
      <text:p text:style-name="P13">1-&gt;9 : 12.00 (1-&gt; 2-&gt; 5-&gt; 9)</text:p>
      <text:p text:style-name="P13">1-&gt;10 : 14.00 (1-&gt; 2-&gt; 5-&gt; 9-&gt; 10)</text:p>
      <text:p text:style-name="P13">1-&gt;11 : 17.00 (1-&gt; 3-&gt; 6-&gt; 11)</text:p>
      <text:p text:style-name="P13">1-&gt;12 : 14.00 (1-&gt; 3-&gt; 7-&gt; 12)</text:p>
      <text:p text:style-name="P13">Temps Dijkstra: 0.000003000 s</text:p>
      <text:p text:style-name="P13">Relaxations <text:s text:c="2"/>: 13</text:p>
      <text:p text:style-name="P13"/>
      <text:p text:style-name="P13">===== TEST graphe5.txt =====</text:p>
      <text:p text:style-name="P13">--- Bellman–Ford ---</text:p>
      <text:p text:style-name="P13">1-&gt;1 : 0.00 (1)</text:p>
      <text:p text:style-name="P13">1-&gt;2 : 4.00 (1-&gt; 2)</text:p>
      <text:p text:style-name="P13">1-&gt;3 : -2.00 (1-&gt; 3)</text:p>
      <text:p text:style-name="P13">1-&gt;4 : 0.00 (1-&gt; 3-&gt; 4)</text:p>
      <text:p text:style-name="P13">1-&gt;5 : 6.00 (1-&gt; 2-&gt; 5)</text:p>
      <text:p text:style-name="P13">1-&gt;6 : 2.00 (1-&gt; 3-&gt; 6)</text:p>
      <text:p text:style-name="P13">1-&gt;7 : -1.00 (1-&gt; 3-&gt; 4-&gt; 7)</text:p>
      <text:p text:style-name="P13">1-&gt;8 : 4.00 (1-&gt; 3-&gt; 6-&gt; 8)</text:p>
      <text:p text:style-name="P13">1-&gt;9 : 1.00 (1-&gt; 3-&gt; 6-&gt; 8-&gt; 9)</text:p>
      <text:p text:style-name="P13">1-&gt;10 : 1.00 (1-&gt; 3-&gt; 4-&gt; 7-&gt; 10)</text:p>
      <text:p text:style-name="P13">Temps BF <text:s text:c="2"/>: 0.000000700 s</text:p>
      <text:p text:style-name="P13">Passes BF <text:s/>: 2</text:p>
      <text:p text:style-name="P13"/>
      <text:p text:style-name="P13">--- Dijkstra ---</text:p>
      <text:p text:style-name="P13">1-&gt;1 : 0.00 (1)</text:p>
      <text:p text:style-name="P13">1-&gt;2 : 4.00 (1-&gt; 2)</text:p>
      <text:p text:style-name="P13">1-&gt;3 : -2.00 (1-&gt; 3)</text:p>
      <text:p text:style-name="P13">1-&gt;4 : 0.00 (1-&gt; 3-&gt; 4)</text:p>
      <text:p text:style-name="P13">1-&gt;5 : 6.00 (1-&gt; 2-&gt; 5)</text:p>
      <text:p text:style-name="P13">1-&gt;6 : 2.00 (1-&gt; 3-&gt; 6)</text:p>
      <text:p text:style-name="P13">1-&gt;7 : -1.00 (1-&gt; 3-&gt; 4-&gt; 7)</text:p>
      <text:p text:style-name="P13">1-&gt;8 : 4.00 (1-&gt; 3-&gt; 6-&gt; 8)</text:p>
      <text:p text:style-name="P13">1-&gt;9 : 3.00 (1-&gt; 3-&gt; 4-&gt; 7-&gt; 9)</text:p>
      <text:p text:style-name="P13">1-&gt;10 : 1.00 (1-&gt; 3-&gt; 4-&gt; 7-&gt; 10)</text:p>
      <text:p text:style-name="P13">Temps Dijkstra: 0.000001600 s</text:p>
      <text:p text:style-name="P13">Relaxations <text:s text:c="2"/>: 9</text:p>
      <text:p text:style-name="P13"/>
      <text:p text:style-name="P13"/>
      <text:p text:style-name="P13"/>
      <text:p text:style-name="P13"/>
      <text:p text:style-name="P13"/>
      <text:p text:style-name="P13"/>
      <text:p text:style-name="P13"/>
      <text:p text:style-name="P13"/>
      <text:p text:style-name="P13"/>
      <text:p text:style-name="P13"/>
      <text:p text:style-name="P13"><text:soft-page-bre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Graphe</text:p>
          </table:table-cell>
          <table:table-cell table:style-name="Table1.A1" office:value-type="string">
            <text:p text:style-name="P18">Algorithme</text:p>
          </table:table-cell>
          <table:table-cell table:style-name="Table1.A1" office:value-type="string">
            <text:p text:style-name="P18">Temps</text:p>
          </table:table-cell>
          <table:table-cell table:style-name="Table1.A1" office:value-type="string">
            <text:p text:style-name="P18">Iterations</text:p>
          </table:table-cell>
        </table:table-row>
        <table:table-row table:style-name="Table1.2">
          <table:table-cell table:style-name="Table1.A1" office:value-type="string">
            <text:p text:style-name="P18">graphe1</text:p>
          </table:table-cell>
          <table:table-cell table:style-name="Table1.A1" office:value-type="string">
            <text:p text:style-name="P18">Bellman-Ford</text:p>
          </table:table-cell>
          <table:table-cell table:style-name="Table1.A1" office:value-type="string">
            <text:p text:style-name="P19">2.4E-06</text:p>
          </table:table-cell>
          <table:table-cell table:style-name="Table1.A1" office:value-type="string">
            <text:p text:style-name="P19">2</text:p>
          </table:table-cell>
        </table:table-row>
        <table:table-row table:style-name="Table1.1">
          <table:table-cell table:style-name="Table1.A1" office:value-type="string">
            <text:p text:style-name="P18"/>
          </table:table-cell>
          <table:table-cell table:style-name="Table1.A1" office:value-type="string">
            <text:p text:style-name="P18">Dijkstra</text:p>
          </table:table-cell>
          <table:table-cell table:style-name="Table1.A1" office:value-type="string">
            <text:p text:style-name="P19">4.9E-06</text:p>
          </table:table-cell>
          <table:table-cell table:style-name="Table1.A1" office:value-type="string">
            <text:p text:style-name="P19">15</text:p>
          </table:table-cell>
        </table:table-row>
        <table:table-row table:style-name="Table1.1">
          <table:table-cell table:style-name="Table1.A1" office:value-type="string">
            <text:p text:style-name="P18">graphe2</text:p>
          </table:table-cell>
          <table:table-cell table:style-name="Table1.A1" office:value-type="string">
            <text:p text:style-name="P18">Bellman-Ford</text:p>
          </table:table-cell>
          <table:table-cell table:style-name="Table1.A1" office:value-type="string">
            <text:p text:style-name="P19">1.6E-06</text:p>
          </table:table-cell>
          <table:table-cell table:style-name="Table1.A1" office:value-type="string">
            <text:p text:style-name="P19">2</text:p>
          </table:table-cell>
        </table:table-row>
        <table:table-row table:style-name="Table1.1">
          <table:table-cell table:style-name="Table1.A1" office:value-type="string">
            <text:p text:style-name="P18"/>
          </table:table-cell>
          <table:table-cell table:style-name="Table1.A1" office:value-type="string">
            <text:p text:style-name="P18">Dijkstra</text:p>
          </table:table-cell>
          <table:table-cell table:style-name="Table1.A1" office:value-type="string">
            <text:p text:style-name="P19">3.1E-06</text:p>
          </table:table-cell>
          <table:table-cell table:style-name="Table1.A1" office:value-type="string">
            <text:p text:style-name="P19">9</text:p>
          </table:table-cell>
        </table:table-row>
        <table:table-row table:style-name="Table1.1">
          <table:table-cell table:style-name="Table1.A1" office:value-type="string">
            <text:p text:style-name="P18">graphe3</text:p>
          </table:table-cell>
          <table:table-cell table:style-name="Table1.A1" office:value-type="string">
            <text:p text:style-name="P18">Bellman-Ford</text:p>
          </table:table-cell>
          <table:table-cell table:style-name="Table1.A1" office:value-type="string">
            <text:p text:style-name="P19">2.6E-06</text:p>
          </table:table-cell>
          <table:table-cell table:style-name="Table1.A1" office:value-type="string">
            <text:p text:style-name="P19">2</text:p>
          </table:table-cell>
        </table:table-row>
        <table:table-row table:style-name="Table1.1">
          <table:table-cell table:style-name="Table1.A1" office:value-type="string">
            <text:p text:style-name="P18"/>
          </table:table-cell>
          <table:table-cell table:style-name="Table1.A1" office:value-type="string">
            <text:p text:style-name="P18">Dijkstra</text:p>
          </table:table-cell>
          <table:table-cell table:style-name="Table1.A1" office:value-type="string">
            <text:p text:style-name="P19">3E-06</text:p>
          </table:table-cell>
          <table:table-cell table:style-name="Table1.A1" office:value-type="string">
            <text:p text:style-name="P19">9</text:p>
          </table:table-cell>
        </table:table-row>
        <table:table-row table:style-name="Table1.1">
          <table:table-cell table:style-name="Table1.A1" office:value-type="string">
            <text:p text:style-name="P18">graphe4</text:p>
          </table:table-cell>
          <table:table-cell table:style-name="Table1.A1" office:value-type="string">
            <text:p text:style-name="P18">Bellman-Ford</text:p>
          </table:table-cell>
          <table:table-cell table:style-name="Table1.A1" office:value-type="string">
            <text:p text:style-name="P19">1.9E-06</text:p>
          </table:table-cell>
          <table:table-cell table:style-name="Table1.A1" office:value-type="string">
            <text:p text:style-name="P19">2</text:p>
          </table:table-cell>
        </table:table-row>
        <table:table-row table:style-name="Table1.1">
          <table:table-cell table:style-name="Table1.A1" office:value-type="string">
            <text:p text:style-name="P18"/>
          </table:table-cell>
          <table:table-cell table:style-name="Table1.A1" office:value-type="string">
            <text:p text:style-name="P18">Dijkstra</text:p>
          </table:table-cell>
          <table:table-cell table:style-name="Table1.A1" office:value-type="string">
            <text:p text:style-name="P19">3.1E-06</text:p>
          </table:table-cell>
          <table:table-cell table:style-name="Table1.A1" office:value-type="string">
            <text:p text:style-name="P19">13</text:p>
          </table:table-cell>
        </table:table-row>
        <table:table-row table:style-name="Table1.1">
          <table:table-cell table:style-name="Table1.A1" office:value-type="string">
            <text:p text:style-name="P18">graphe5</text:p>
          </table:table-cell>
          <table:table-cell table:style-name="Table1.A1" office:value-type="string">
            <text:p text:style-name="P18">Bellman-Ford</text:p>
          </table:table-cell>
          <table:table-cell table:style-name="Table1.A1" office:value-type="string">
            <text:p text:style-name="P19">7E-07</text:p>
          </table:table-cell>
          <table:table-cell table:style-name="Table1.A1" office:value-type="string">
            <text:p text:style-name="P19">2</text:p>
          </table:table-cell>
        </table:table-row>
        <table:table-row table:style-name="Table1.1">
          <table:table-cell table:style-name="Table1.A1" office:value-type="string">
            <text:p text:style-name="P18"/>
          </table:table-cell>
          <table:table-cell table:style-name="Table1.A1" office:value-type="string">
            <text:p text:style-name="P18">Dijkstra</text:p>
          </table:table-cell>
          <table:table-cell table:style-name="Table1.A1" office:value-type="string">
            <text:p text:style-name="P19">1.6E-06</text:p>
          </table:table-cell>
          <table:table-cell table:style-name="Table1.A1" office:value-type="string">
            <text:p text:style-name="P19">9</text:p>
          </table:table-cell>
        </table:table-row>
      </table:table>
      <text:p text:style-name="Standard"/>
      <text:p text:style-name="P17"/>
      <text:p text:style-name="P13"><draw:frame draw:style-name="fr1" draw:name="Object1" text:anchor-type="char" svg:width="8.2681in" svg:height="3.398in" draw:z-index="0"><draw:object xlink:href="./Object 1" xlink:type="simple" xlink:show="embed" xlink:actuate="onLoad"/><draw:image xlink:href="./ObjectReplacements/Object 1" xlink:type="simple" xlink:show="embed" xlink:actuate="onLoad"/></draw:frame></text:p>
      <text:h text:style-name="P4" text:outline-level="3">Interprétation des résultats des tests sur les graphes</text:h>
      <text:p text:style-name="Text_20_body">Les tests montrent l'exécution de <text:span text:style-name="Strong_20_Emphasis">Bellman-Ford</text:span> et <text:span text:style-name="Strong_20_Emphasis">Dijkstra</text:span> sur divers graphes, chacun ayant des caractéristiques différentes.</text:p>
      <text:list xml:id="list461511627" text:style-name="L6">
        <text:list-item>
          <text:p text:style-name="P27"><text:span text:style-name="Strong_20_Emphasis">Temps d'exécution</text:span> :</text:p>
          <text:list>
            <text:list-item>
              <text:p text:style-name="P27">Le <text:span text:style-name="Strong_20_Emphasis">temps d'exécution de Bellman-Ford</text:span> et de <text:span text:style-name="Strong_20_Emphasis">Dijkstra</text:span> varie. Bellman-Ford est souvent plus lent, en particulier sur des graphes plus denses avec plus d'arêtes. Cela est dû à sa complexité O(VE) (où V est le nombre de sommets et E le nombre d'arêtes). Dijkstra, en revanche, est plus rapide, avec une complexité O(E log V), surtout lorsqu'il est utilisé avec une structure de tas binaire (min-heap).</text:p>
            </text:list-item>
            <text:list-item>
              <text:p text:style-name="P27">Les <text:span text:style-name="Strong_20_Emphasis">graphes plus petits</text:span> (comme <text:span text:style-name="Source_20_Text">graphe3.txt</text:span> ou <text:span text:style-name="Source_20_Text">graphe5.txt</text:span>) montrent des temps d'exécution plus rapides comparés aux graphes plus grands comme <text:span text:style-name="Source_20_Text">graphe4.txt</text:span> ou <text:span text:style-name="Source_20_Text">graphe1.txt</text:span>.</text:p>
            </text:list-item>
          </text:list>
        </text:list-item>
        <text:list-item>
          <text:p text:style-name="P27"><text:span text:style-name="Strong_20_Emphasis">Relaxations</text:span> :</text:p>
          <text:list>
            <text:list-item>
              <text:p text:style-name="P27"><text:soft-page-break/><text:span text:style-name="Strong_20_Emphasis">Dijkstra</text:span> semble nécessiter moins de relaxations que <text:span text:style-name="Strong_20_Emphasis">Bellman-Ford</text:span>, car Dijkstra ne fonctionne pas avec des poids négatifs et peut trouver un chemin optimal plus rapidement en utilisant une approche de propagation prioritaire. Par exemple, dans <text:span text:style-name="Source_20_Text">graphe1.txt</text:span>, Dijkstra effectue <text:span text:style-name="Strong_20_Emphasis">15 relaxations</text:span>, tandis que Bellman-Ford en effectue <text:span text:style-name="Strong_20_Emphasis">2 passes</text:span> (ce qui implique davantage de calculs pour chaque sommet).</text:p>
            </text:list-item>
            <text:list-item>
              <text:p text:style-name="P27"><text:span text:style-name="Strong_20_Emphasis">Bellman-Ford</text:span>, bien que plus coûteux en termes de temps, est capable de gérer les <text:span text:style-name="Strong_20_Emphasis">poids négatifs</text:span> sans problème, contrairement à Dijkstra.</text:p>
            </text:list-item>
          </text:list>
        </text:list-item>
        <text:list-item>
          <text:p text:style-name="P27"><text:span text:style-name="Strong_20_Emphasis">Résultats des chemins</text:span> :</text:p>
          <text:list>
            <text:list-item>
              <text:p text:style-name="P27">Les chemins retournés par les deux algorithmes sont similaires pour les graphes où tous les poids sont positifs, ce qui prouve que Dijkstra est efficace pour ces types de graphes. Cependant, dans des graphes avec des poids négatifs, Bellman-Ford est nécessaire pour garantir la validité des résultats (par exemple, <text:span text:style-name="Source_20_Text">graphe5.txt</text:span>).</text:p>
            </text:list-item>
          </text:list>
        </text:list-item>
        <text:list-item>
          <text:p text:style-name="P27"><text:span text:style-name="Strong_20_Emphasis">Conséquences</text:span> :</text:p>
          <text:list>
            <text:list-item>
              <text:p text:style-name="P27">Si le graphe ne contient <text:span text:style-name="Strong_20_Emphasis">pas de poids négatifs</text:span>, <text:span text:style-name="Strong_20_Emphasis">Dijkstra</text:span> est préféré car il est plus rapide et plus efficace.</text:p>
            </text:list-item>
            <text:list-item>
              <text:p text:style-name="P27">Si le graphe contient des <text:span text:style-name="Strong_20_Emphasis">poids négatifs</text:span>, <text:span text:style-name="Strong_20_Emphasis">Bellman-Ford</text:span> devient nécessaire pour éviter des erreurs dans le calcul des chemins optimaux.</text:p>
            </text:list-item>
            <text:list-item>
              <text:p text:style-name="P27">Les résultats montrent aussi que la taille du graphe influence fortement les temps d'exécution, les graphes plus grands étant plus longs à traiter.</text:p>
            </text:list-item>
          </text:list>
        </text:list-item>
      </text:list>
      <text:h text:style-name="P7" text:outline-level="3">=&gt; Donc on a:</text:h>
      <text:list xml:id="list2182966591" text:style-name="L7">
        <text:list-item>
          <text:p text:style-name="P28"><text:span text:style-name="Strong_20_Emphasis">Dijkstra</text:span> est plus rapide, mais il est limité par les <text:span text:style-name="Strong_20_Emphasis">poids négatifs</text:span>.</text:p>
        </text:list-item>
        <text:list-item>
          <text:p text:style-name="P28"><text:span text:style-name="Strong_20_Emphasis">Bellman-Ford</text:span> est plus robuste et permet de gérer des poids négatifs, mais il est généralement plus lent, surtout avec des graphes de taille moyenne à grande.</text:p>
        </text:list-item>
        <text:list-item>
          <text:p text:style-name="P28">Le choix de l'algorithme dépend donc des caractéristiques du graphe (présence de poids négatifs, taille du graphe, etc.).</text:p>
        </text:list-item>
      </text:list>
      <text:p text:style-name="Text_20_body">Ces tests permettent de démontrer l'importance de choisir l'algorithme adapté selon les spécifications du problème que l'on souhaite résoudre.</text:p>
      <text:p text:style-name="P13"/>
      <text:p text:style-name="P13"/>
      <text:p text:style-name="P13"/>
      <text:p text:style-name="P13"/>
      <text:h text:style-name="P2" text:outline-level="2">6. Conclusion</text:h>
      <text:p text:style-name="Text_20_body"><text:span text:style-name="T6">Grace à cette expérience aquérit par notre </text:span><text:s/>projet <text:span text:style-name="T6">on s’est </text:span><text:s/>permis d’acquérir une expérience pratique sur :</text:p>
      <text:list xml:id="list2557964734" text:style-name="L5">
        <text:list-item>
          <text:p text:style-name="P26">La représentation efficace de graphes.</text:p>
        </text:list-item>
        <text:list-item>
          <text:p text:style-name="P26">L’implémentation des algorithmes Dijkstra et Bellman-Ford.</text:p>
        </text:list-item>
        <text:list-item>
          <text:p text:style-name="P26">L’analyse comparative de leurs performances en fonction du contexte.</text:p>
        </text:list-item>
      </text:list>
      <text:p text:style-name="P1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4-28T05:15:01.276254819</meta:creation-date>
    <dc:date>2025-04-28T15:11:22.803087277</dc:date>
    <meta:editing-duration>PT8H25M15S</meta:editing-duration>
    <meta:editing-cycles>4</meta:editing-cycles>
    <meta:generator>LibreOffice/6.4.7.2$Linux_X86_64 LibreOffice_project/40$Build-2</meta:generator>
    <meta:document-statistic meta:table-count="1" meta:image-count="0" meta:object-count="1" meta:page-count="13" meta:paragraph-count="464" meta:word-count="2506" meta:character-count="14905" meta:non-whitespace-character-count="11041"/>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tick-marks-major-inner="false" chart:tick-marks-major-outer="false" chart:logarithmic="false" chart:interval-minor-divisor="5" chart:gap-width="7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e3ab00"/>
      <style:text-properties fo:color="#000000" style:text-position="0% 100%" fo:font-family="Calibri"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ffd087"/>
      <style:text-properties fo:color="#000000" style:text-position="0% 100%" fo:font-family="Calibri" fo:font-size="10pt" style:font-size-asian="10pt" style:font-size-complex="10pt"/>
    </style:style>
    <style:style style:name="ch9" style:family="chart">
      <style:graphic-properties draw:stroke="solid" svg:stroke-width="0.018cm" svg:stroke-color="#8b8b8b" draw:fill="none" draw:fill-color="#d9d9d9"/>
    </style:style>
  </office:automatic-styles>
  <office:body>
    <office:chart>
      <chart:chart svg:width="21cm" svg:height="8.63cm" xlink:href="." xlink:type="simple" chart:class="chart:bar" chart:style-name="ch1">
        <chart:legend chart:legend-position="bottom" svg:x="8.553cm" svg:y="8.031cm" style:legend-expansion="wide" chart:style-name="ch2"/>
        <chart:plot-area chart:style-name="ch3" chart:data-source-has-labels="both" svg:x="2.038cm" svg:y="0.002cm" svg:width="18.357cm" svg:height="7.444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4.754cm" svg:y="0.002cm" svg:width="15.763cm" svg:height="6.955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11"/>
          </chart:axis>
          <chart:axis chart:dimension="y" chart:name="primary-y" chart:style-name="ch5"/>
          <chart:axis chart:dimension="z" chart:name="primary-z" chart:style-name="ch6"/>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wall chart:style-name="ch9"/>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mps</text:p>
              </table:table-cell>
              <table:table-cell office:value-type="string">
                <text:p>Iterations</text:p>
              </table:table-cell>
            </table:table-row>
          </table:table-header-rows>
          <table:table-rows>
            <table:table-row>
              <table:table-cell office:value-type="string">
                <text:p>graphe1 Bellman-Ford</text:p>
                <text:list>
                  <text:list-item>
                    <text:p>graphe1</text:p>
                  </text:list-item>
                  <text:list-item>
                    <text:p>Bellman-Ford</text:p>
                  </text:list-item>
                </text:list>
              </table:table-cell>
              <table:table-cell office:value-type="float" office:value="0.0000024">
                <text:p>0.0000024</text:p>
              </table:table-cell>
              <table:table-cell office:value-type="float" office:value="2">
                <text:p>2</text:p>
              </table:table-cell>
            </table:table-row>
            <table:table-row>
              <table:table-cell office:value-type="string">
                <text:p>graphe1 Dijkstra</text:p>
                <text:list>
                  <text:list-item>
                    <text:p/>
                  </text:list-item>
                  <text:list-item>
                    <text:p>Dijkstra</text:p>
                  </text:list-item>
                </text:list>
              </table:table-cell>
              <table:table-cell office:value-type="float" office:value="0.0000049">
                <text:p>0.0000049</text:p>
              </table:table-cell>
              <table:table-cell office:value-type="float" office:value="15">
                <text:p>15</text:p>
              </table:table-cell>
            </table:table-row>
            <table:table-row>
              <table:table-cell office:value-type="string">
                <text:p>graphe2 Bellman-Ford</text:p>
                <text:list>
                  <text:list-item>
                    <text:p>graphe2</text:p>
                  </text:list-item>
                  <text:list-item>
                    <text:p>Bellman-Ford</text:p>
                  </text:list-item>
                </text:list>
              </table:table-cell>
              <table:table-cell office:value-type="float" office:value="0.0000016">
                <text:p>0.0000016</text:p>
              </table:table-cell>
              <table:table-cell office:value-type="float" office:value="2">
                <text:p>2</text:p>
              </table:table-cell>
            </table:table-row>
            <table:table-row>
              <table:table-cell office:value-type="string">
                <text:p>graphe2 Dijkstra</text:p>
                <text:list>
                  <text:list-item>
                    <text:p/>
                  </text:list-item>
                  <text:list-item>
                    <text:p>Dijkstra</text:p>
                  </text:list-item>
                </text:list>
              </table:table-cell>
              <table:table-cell office:value-type="float" office:value="0.0000031">
                <text:p>0.0000031</text:p>
              </table:table-cell>
              <table:table-cell office:value-type="float" office:value="9">
                <text:p>9</text:p>
              </table:table-cell>
            </table:table-row>
            <table:table-row>
              <table:table-cell office:value-type="string">
                <text:p>graphe3 Bellman-Ford</text:p>
                <text:list>
                  <text:list-item>
                    <text:p>graphe3</text:p>
                  </text:list-item>
                  <text:list-item>
                    <text:p>Bellman-Ford</text:p>
                  </text:list-item>
                </text:list>
              </table:table-cell>
              <table:table-cell office:value-type="float" office:value="0.0000026">
                <text:p>0.0000026</text:p>
              </table:table-cell>
              <table:table-cell office:value-type="float" office:value="2">
                <text:p>2</text:p>
              </table:table-cell>
            </table:table-row>
            <table:table-row>
              <table:table-cell office:value-type="string">
                <text:p>graphe3 Dijkstra</text:p>
                <text:list>
                  <text:list-item>
                    <text:p/>
                  </text:list-item>
                  <text:list-item>
                    <text:p>Dijkstra</text:p>
                  </text:list-item>
                </text:list>
              </table:table-cell>
              <table:table-cell office:value-type="float" office:value="0.000003">
                <text:p>0.000003</text:p>
              </table:table-cell>
              <table:table-cell office:value-type="float" office:value="9">
                <text:p>9</text:p>
              </table:table-cell>
            </table:table-row>
            <table:table-row>
              <table:table-cell office:value-type="string">
                <text:p>graphe4 Bellman-Ford</text:p>
                <text:list>
                  <text:list-item>
                    <text:p>graphe4</text:p>
                  </text:list-item>
                  <text:list-item>
                    <text:p>Bellman-Ford</text:p>
                  </text:list-item>
                </text:list>
              </table:table-cell>
              <table:table-cell office:value-type="float" office:value="0.0000019">
                <text:p>0.0000019</text:p>
              </table:table-cell>
              <table:table-cell office:value-type="float" office:value="2">
                <text:p>2</text:p>
              </table:table-cell>
            </table:table-row>
            <table:table-row>
              <table:table-cell office:value-type="string">
                <text:p>graphe4 Dijkstra</text:p>
                <text:list>
                  <text:list-item>
                    <text:p/>
                  </text:list-item>
                  <text:list-item>
                    <text:p>Dijkstra</text:p>
                  </text:list-item>
                </text:list>
              </table:table-cell>
              <table:table-cell office:value-type="float" office:value="0.0000031">
                <text:p>0.0000031</text:p>
              </table:table-cell>
              <table:table-cell office:value-type="float" office:value="13">
                <text:p>13</text:p>
              </table:table-cell>
            </table:table-row>
            <table:table-row>
              <table:table-cell office:value-type="string">
                <text:p>graphe5 Bellman-Ford</text:p>
                <text:list>
                  <text:list-item>
                    <text:p>graphe5</text:p>
                  </text:list-item>
                  <text:list-item>
                    <text:p>Bellman-Ford</text:p>
                  </text:list-item>
                </text:list>
              </table:table-cell>
              <table:table-cell office:value-type="float" office:value="0.0000007">
                <text:p>0.0000007</text:p>
              </table:table-cell>
              <table:table-cell office:value-type="float" office:value="2">
                <text:p>2</text:p>
              </table:table-cell>
            </table:table-row>
            <table:table-row>
              <table:table-cell office:value-type="string">
                <text:p>graphe5 Dijkstra</text:p>
                <text:list>
                  <text:list-item>
                    <text:p/>
                  </text:list-item>
                  <text:list-item>
                    <text:p>Dijkstra</text:p>
                  </text:list-item>
                </text:list>
              </table:table-cell>
              <table:table-cell office:value-type="float" office:value="0.0000016">
                <text:p>0.0000016</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